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Times New Roman"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Times New Roman" fo:font-size="16pt" officeooo:paragraph-rsid="000c71bb" style:font-size-asian="16pt" style:font-size-complex="16pt"/>
    </style:style>
    <style:style style:name="P3" style:family="paragraph" style:parent-style-name="Standard">
      <style:text-properties style:font-name="Times New Roman" fo:font-size="16pt" style:font-size-asian="16pt" style:font-size-complex="16pt"/>
    </style:style>
    <style:style style:name="P4" style:family="paragraph" style:parent-style-name="Text_20_body">
      <style:text-properties style:font-name="Times New Roman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understand why Marconi succeeded where science had stalled, we have to look at a concept called Impedance Matching. It sounds like jargon, but it’s actually about "grip." Hertz had the power, but he had no way to grip the atmosphere.</text:p>
      <text:p text:style-name="P1"/>
      <text:p text:style-name="P1">Hertz was a physicist. He proved the wave existed, but his math was "contained." Because his equipment was small, his waves were short—centimeters long. They stayed trapped in the room like a whisper in a jar. In the world of RF, size is everything.</text:p>
      <text:p text:style-name="P1"/>
      <text:p text:style-name="P1"/>
      <text:p text:style-name="P1">Marconi changed the variables. He realized that the Earth itself could be half of his circuit. By "grounding" his transmitter, he wasn't just throwing a spark into the air; he was tethering the wave to the planet. He turned the entire world into his sounding board.</text:p>
      <text:p text:style-name="P1"/>
      <text:p text:style-name="P2"/>
      <text:p text:style-name="P2">This is the math Marconi mastered. 186,000 miles per second is the speed of light—a constant. f is frequency, and lambda is wavelength. To get a signal over the horizon, you need a long wavelength. But there is a physical catch.</text:p>
      <text:p text:style-name="P1"/>
      <text:p text:style-name="P1"/>
      <text:p text:style-name="P1">To launch that wave efficiently, your antenna needs to be a specific fraction of that length—usually one-quarter. If you want to send a 1,000-meter wave, your antenna needs to be 250 meters tall. Marconi’s massive "Aerials" were just physical manifestations of this equation.</text:p>
      <text:p text:style-name="P1"/>
      <text:p text:style-name="P1"/>
      <text:p text:style-name="P1"><text:soft-page-break/>This is why the Navy stopped and took notice. Because Marconi’s math favored these long wavelengths, his signals became Ground Waves.</text:p>
      <text:p text:style-name="P1"/>
      <text:p text:style-name="P1"/>
      <text:p text:style-name="P1">They didn't just fly off into space; they "clung" to the conductivity of the salt water. For the first time in history, a ship at sea wasn't a lonely island; it was a node on a global mathematical grid.</text:p>
      <text:p text:style-name="P3"/>
      <text:p text:style-name="P4"/>
      <text:p text:style-name="P4">But this power came with a lethal price. By unleashing these massive waves, Marconi wasn't just communicating—he was "shouting" across the entire spectrum. He wasn't using a laser; he was lighting a global bonfire. It was effective, yes... but it was "dirty" math.</text:p>
      <text:p text:style-name="P4"/>
      <text:p text:style-name="P4"/>
      <text:p text:style-name="P4">And here is the danger: when everyone starts building bonfires at once, the whole world goes blind. In 1912, that "dirty" math was about to collide with a cold, iron reality. Because when you’re screaming into a bonfire, you can't hear the person standing right next to you.</text:p>
      <text:p text:style-name="P4">And you definitely... can't hear the ice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8:58:56.729001900</meta:creation-date>
    <dc:date>2026-03-05T19:05:48.608920800</dc:date>
    <meta:editing-duration>PT6M55S</meta:editing-duration>
    <meta:editing-cycles>1</meta:editing-cycles>
    <meta:document-statistic meta:table-count="0" meta:image-count="0" meta:object-count="0" meta:page-count="2" meta:paragraph-count="10" meta:word-count="377" meta:character-count="2167" meta:non-whitespace-character-count="1804"/>
    <meta:generator>LibreOffice/25.8.3.2$Windows_X86_64 LibreOffice_project/8ca8d55c161d602844f5428fa4b58097424e324e</meta:generator>
  </office:meta>
</office:document-meta>
</file>